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ff8"/>
    </style:style>
    <style:style style:name="P2" style:family="paragraph" style:parent-style-name="Standard">
      <style:text-properties officeooo:rsid="0002e6d5" officeooo:paragraph-rsid="0002e6d5"/>
    </style:style>
    <style:style style:name="P3" style:family="paragraph" style:parent-style-name="Standard">
      <style:text-properties officeooo:rsid="0002e6d5" officeooo:paragraph-rsid="0003788b"/>
    </style:style>
    <style:style style:name="P4" style:family="paragraph" style:parent-style-name="Standard">
      <style:text-properties officeooo:rsid="0003788b" officeooo:paragraph-rsid="0003788b"/>
    </style:style>
    <style:style style:name="P5" style:family="paragraph" style:parent-style-name="Standard">
      <style:text-properties officeooo:rsid="000498f6" officeooo:paragraph-rsid="000498f6"/>
    </style:style>
    <style:style style:name="P6" style:family="paragraph" style:parent-style-name="Standard">
      <style:text-properties fo:font-weight="bold" officeooo:rsid="000498f6" officeooo:paragraph-rsid="000498f6" style:font-weight-asian="bold" style:font-weight-complex="bold"/>
    </style:style>
    <style:style style:name="P7" style:family="paragraph" style:parent-style-name="Standard">
      <style:paragraph-properties fo:text-align="center" style:justify-single-word="false"/>
      <style:text-properties fo:font-size="16pt" fo:font-weight="bold" officeooo:rsid="00019ff8"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el utilisateur</text:p>
      <text:p text:style-name="P1"/>
      <text:p text:style-name="P6">Lancement de l’application :</text:p>
      <text:p text:style-name="P5"/>
      <text:p text:style-name="P5">Nous n’avons pas pu créer de .jar, car l’application n’arrivait pas à trouver le dossier ressources contenant les plugins, n’ayant pas eu beaucoup de temps, nous n’avons pas trouvé de solution.</text:p>
      <text:p text:style-name="P5"/>
      <text:p text:style-name="P5">Pour lancer l’application, il faut donc passer par Eclipse, importer le projet, désigner la classe Loader comme classe principale et cliquer sur Run.</text:p>
      <text:p text:style-name="P1"/>
      <text:p text:style-name="P1"/>
      <text:p text:style-name="P6">Utilisation de l’application :</text:p>
      <text:p text:style-name="P1"/>
      <text:p text:style-name="P2">Cette application est un tamagotchi, vous devez créer un personnage et lui faire faire des activités.</text:p>
      <text:p text:style-name="P2"/>
      <text:p text:style-name="P3">Pour créer un personnage, vous devez utiliser le bouton Build en ayant sélectionné un builder. </text:p>
      <text:p text:style-name="P3"/>
      <text:p text:style-name="P3">Une fois votre personnage créé, pour faire une activité, il faut appuyer sur le bouton process en ayant sélectionné un process (activité).</text:p>
      <text:p text:style-name="P2"/>
      <text:p text:style-name="P4">Le but est de maintenir votre personnage en vie, car en faisant des activités, votre personnage gagne ou perd des caractéristiques (manger un burger fait par exemple gagner des calories, alors que faire du sport en fait perdre).</text:p>
      <text:p text:style-name="P4"/>
      <text:p text:style-name="P4">Si vous avez trop de calories, pas assez d’hygiene ou de sommeil, votre personnage meu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23:58:24.471000000</meta:creation-date>
    <dc:date>2019-06-20T01:16:15.638000000</dc:date>
    <meta:editing-duration>PT5M24S</meta:editing-duration>
    <meta:editing-cycles>1</meta:editing-cycles>
    <meta:generator>LibreOffice/6.0.7.3$Windows_X86_64 LibreOffice_project/dc89aa7a9eabfd848af146d5086077aeed2ae4a5</meta:generator>
    <meta:document-statistic meta:table-count="0" meta:image-count="0" meta:object-count="0" meta:page-count="1" meta:paragraph-count="10" meta:word-count="170" meta:character-count="1069" meta:non-whitespace-character-count="908"/>
  </office:meta>
</office:document-meta>
</file>